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-0.05cm" fo:padding-bottom="0.15cm" fo:padding-left="0.15cm" fo:padding-right="0.1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</text:span><text:span text:style-name="T1">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</text:span><text:span text:style-name="T1">kro</text:span><text:span text:style-name="T1">kon</text:span><text:span text:style-name="T1">trol</text:span><text:span text:style-name="T1">er </text:span><text:span text:style-name="T1">ST</text:span><text:span text:style-name="T1">M3</text:span><text:span text:style-name="T1">2F</text:span><text:span text:style-name="T1">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</text:span><text:span text:style-name="T1">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</text:span><text:span text:style-name="T2">117</text:span></text:p>
          <text:p text:style-name="P6"><text:span text:style-name="T1">Źró</text:span><text:span text:style-name="T1">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frame draw:style-name="gr8" draw:text-style-name="P9" draw:layer="layout" svg:width="0.862cm" svg:height="0.912cm" svg:x="0.1cm" svg:y="1.2cm">
          <draw:text-box>
            <text:p text:style-name="P8"><text:span text:style-name="T3">s</text:span><text:span text:style-name="T1">(</text:span><text:span text:style-name="T3">t</text:span><text:span text:style-name="T1">)</text:span></text:p>
          </draw:text-box>
        </draw:frame>
        <draw:custom-shape draw:style-name="gr9" draw:text-style-name="P11" draw:layer="layout" svg:width="2cm" svg:height="2cm" svg:x="1.601cm" svg:y="1.099cm">
          <text:p text:style-name="P10"><text:span text:style-name="T2">MCP6</text:span><text:span text:style-name="T2">002</text:span></text:p>
          <text:p text:style-name="P10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199cm" svg:height="2cm" svg:x="6.3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cm" svg:height="1.5cm" svg:x="3.103cm" svg:y="3.602cm">
          <text:p text:style-name="P5"><text:span text:style-name="T2">LD398</text:span><text:span text:style-name="T2">5</text:span></text:p>
          <text:p text:style-name="P6"><text:span text:style-name="T1">Źród</text:span><text:span text:style-name="T1">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23cm" svg:height="0.912cm" svg:x="3.601cm" svg:y="1.2cm">
          <draw:text-box>
            <text:p text:style-name="P8"><text:span text:style-name="T3">y</text:span><text:span text:style-name="T1">(</text:span><text:span text:style-name="T3">t</text:span><text:span text:style-name="T1">)</text:span></text:p>
          </draw:text-box>
        </draw:frame>
        <draw:frame draw:style-name="gr13" draw:text-style-name="P9" draw:layer="layout" svg:width="0.988cm" svg:height="0.912cm" svg:x="10.199cm" svg:y="1.2cm">
          <draw:text-box>
            <text:p text:style-name="P8"><text:span text:style-name="T4">x</text:span><text:span text:style-name="T1">(</text:span><text:span text:style-name="T3">i</text:span><text:span text:style-name="T1">)</text:span></text:p>
          </draw:text-box>
        </draw:fram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frame draw:style-name="gr14" draw:text-style-name="P9" draw:layer="layout" svg:width="1.061cm" svg:height="0.912cm" svg:x="14.101cm" svg:y="1.2cm">
          <draw:text-box>
            <text:p text:style-name="P8"><text:span text:style-name="T3">X</text:span><text:span text:style-name="T1">(</text:span><text:span text:style-name="T3">k</text:span><text:span text:style-name="T1">)</text:span></text:p>
          </draw:text-box>
        </draw:frame>
        <draw:line draw:style-name="gr1" draw:text-style-name="P4" draw:layer="layout" svg:x1="7.492cm" svg:y1="2.081cm" svg:x2="8.992cm" svg:y2="2.081cm">
          <text:p/>
        </draw:line>
        <draw:frame draw:style-name="gr15" draw:text-style-name="P9" draw:layer="layout" svg:width="0.988cm" svg:height="0.912cm" svg:x="7.491cm" svg:y="1.182cm">
          <draw:text-box>
            <text:p text:style-name="P8"><text:span text:style-name="T4">c</text:span><text:span text:style-name="T1">(</text:span><text:span text:style-name="T3">i</text:span><text:span text:style-name="T1">)</text:span></text:p>
          </draw:text-box>
        </draw:frame>
        <draw:custom-shape draw:style-name="gr16" draw:text-style-name="P11" draw:layer="layout" svg:width="1.199cm" svg:height="2cm" svg:x="9.001cm" svg:y="1.101cm">
          <text:p text:style-name="P10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09:47:23.503636228</dc:date>
    <dc:creator>Łukasz Dróżdż</dc:creator>
    <meta:editing-duration>PT34M59S</meta:editing-duration>
    <meta:editing-cycles>13</meta:editing-cycles>
    <meta:generator>LibreOffice/7.4.5.1$Linux_X86_64 LibreOffice_project/40$Build-1</meta:generator>
    <meta:document-statistic meta:object-count="24"/>
  </office:meta>
</office:document-meta>
</file>